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text-align="left" fo:text-indent="-0.37cm" fo:margin-top="0.423cm" fo:margin-left="1.27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>
      <style:text-properties fo:font-style="italic" style:font-style-asian="italic" style:font-style-complex="italic" fo:language="none" fo:language-asian="none" fo:language-complex="none"/>
    </style:style>
    <style:style style:name="T12_8" style:family="text"/>
    <style:style style:name="P13" style:family="paragraph" style:parent-style-name="Normal">
      <style:paragraph-properties fo:text-align="left" fo:text-indent="-0.37cm" fo:margin-left="1.27cm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Normal">
      <style:paragraph-properties fo:text-align="left" fo:text-indent="-0.37cm" fo:margin-left="1.27cm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text-align="left" fo:text-indent="-0.37cm" fo:margin-top="0.423cm" fo:margin-left="1.27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P18" style:family="paragraph" style:parent-style-name="Normal">
      <style:paragraph-properties fo:text-align="left" fo:text-indent="-0.37cm" fo:margin-left="1.27cm"/>
    </style:style>
    <style:style style:name="T18_1" style:family="text"/>
    <style:style style:name="P19" style:family="paragraph" style:parent-style-name="Heading_20_3">
      <style:paragraph-properties fo:margin-top="0.496cm" fo:margin-bottom="0.496cm"/>
    </style:style>
    <style:style style:name="T1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text-align="left" fo:text-indent="-0.37cm" fo:margin-top="0.423cm" fo:margin-left="1.27cm"/>
    </style:style>
    <style:style style:name="T21_1" style:family="text"/>
    <style:style style:name="T21_2" style:family="text">
      <style:text-properties fo:font-style="italic" style:font-style-asian="italic" style:font-style-complex="italic" fo:language="none" fo:language-asian="none" fo:language-complex="none"/>
    </style:style>
    <style:style style:name="T21_3" style:family="text"/>
    <style:style style:name="P22" style:family="paragraph" style:parent-style-name="Normal">
      <style:paragraph-properties fo:text-align="left" fo:text-indent="-0.37cm" fo:margin-left="1.27cm"/>
    </style:style>
    <style:style style:name="T22_1" style:family="text"/>
    <style:style style:name="P23" style:family="paragraph" style:parent-style-name="Normal">
      <style:paragraph-properties fo:text-align="left" fo:text-indent="-0.37cm" fo:margin-left="1.27cm"/>
    </style:style>
    <style:style style:name="T23_1" style:family="text"/>
    <style:style style:name="P24" style:family="paragraph" style:parent-style-name="Heading_20_2">
      <style:paragraph-properties fo:margin-top="0.527cm" fo:margin-bottom="0.527cm"/>
    </style:style>
    <style:style style:name="T24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Normal">
      <style:paragraph-properties fo:margin-top="0.423cm" fo:margin-bottom="0.423cm"/>
    </style:style>
    <style:style style:name="T26_1" style:family="text"/>
  </office:automatic-styles>
  <office:body>
    <office:text>
      <text:h text:style-name="P1" text:outline-level="1"><text:span text:style-name="T1_1">Digital<text:s/>Personal<text:s/>Security<text:s/>Primer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6-05<text:s/>12:16:21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Computers<text:s/>in<text:s/>all<text:s/>their<text:s/>forms<text:s/>(PC's,<text:s/>tablets,<text:s/>mobile<text:s/>phones,<text:s/>and<text:s/>more)<text:s/>are<text:s/>an<text:s/>integral<text:s/>parts<text:s/>of<text:s/>our<text:s/>lives<text:s/>-<text:s/>from<text:s/>work,<text:s/>to<text:s/>hobbies,<text:s/>to<text:s/>activism.<text:s/>It<text:s/>is<text:s/>as<text:s/>critical<text:s/>to<text:s/>protect<text:s/>your<text:s/>digital<text:s/>life<text:s/>as<text:s/>it<text:s/>is<text:s/>your<text:s/>own<text:s/>home.<text:s/>With<text:s/>many<text:s/>attackers<text:s/>and<text:s/>attack<text:s/>vectors,<text:s/>there<text:s/>is<text:s/>NO<text:s/>one<text:s/>size<text:s/>fits<text:s/>all<text:s/>security<text:s/>model<text:s/>for<text:s/>any<text:s/>individual,<text:s/>but<text:s/>there<text:s/>are<text:s/>some<text:s/>basic<text:s/>practices<text:s/>that<text:s/>can<text:s/>help<text:s/>most<text:s/>everyone.</text:span></text:p>
      <text:p text:style-name="P8"><text:span text:style-name="T8_1">Let's<text:s/>learn<text:s/>some<text:s/>important<text:s/>tips<text:s/>for<text:s/>managing<text:s/>your<text:s/>online<text:s/>life<text:s/>-<text:s/>passwords<text:s/>&amp;<text:s/>password<text:s/>storage,<text:s/>2<text:s/>factor<text:s/>authentication,<text:s/>and<text:s/>encryption.</text:span></text:p>
      <text:h text:style-name="P9" text:outline-level="2"><text:span text:style-name="T9_1">Basic<text:s/>Practices<text:s/>for<text:s/>Everyone!</text:span></text:h>
      <text:h text:style-name="P10" text:outline-level="3"><text:span text:style-name="T10_1">Passwords<text:s/>and<text:s/>Password<text:s/>Storage</text:span></text:h>
      <text:p text:style-name="P11"><text:span text:style-name="T11_1">A<text:s/>basic<text:s/>security<text:s/>item<text:s/>everyone<text:s/>needs<text:s/>to<text:s/>get<text:s/>right<text:s/>is<text:s/>passwords.<text:s/>Insecure<text:s/>passwords<text:s/>are<text:s/>a<text:s/>first<text:s/>line<text:s/>of<text:s/>failure<text:s/>in<text:s/>a<text:s/>lot<text:s/>of<text:s/>data<text:s/>breaches,<text:s/>and<text:s/>can<text:s/>wreck<text:s/>your<text:s/>digital<text:s/>security<text:s/>from<text:s/>the<text:s/>get<text:s/>go.<text:s/></text:span></text:p>
      <text:list text:style-name="LS1" xml:id="list0">
        <text:list-item>
          <text:p text:style-name="P12"><text:span text:style-name="T12_1">Create<text:s/>lengthy,<text:s/>secure<text:s/>pass</text:span><text:span text:style-name="T12_2">phrases<text:s/></text:span><text:span text:style-name="T12_3">rather<text:s/>than<text:s/>passwords.<text:s/>Think<text:s/>of<text:s/>a<text:s/>unique<text:s/>and<text:s/>hard<text:s/>to<text:s/>guess<text:s/>sentence<text:s/>-<text:s/>the<text:s/>more<text:s/>characters,<text:s/>the<text:s/>more<text:s/>exponentially<text:s/>difficult<text:s/>it<text:s/>becomes<text:s/>for<text:s/>an<text:s/>attacker<text:s/>to<text:s/>guess.<text:s/>"ThisIsMyPassphraseForAccount"<text:s/>is<text:s/>much,<text:s/>much<text:s/>better<text:s/>than<text:s/>"bday0105"<text:s/>for<text:s/>example.</text:span><text:span text:style-name="T12_4"><text:line-break/></text:span><text:span text:style-name="T12_5"><text:line-break/></text:span><text:span text:style-name="T12_6">This<text:s/>is<text:s/>because<text:s/>passwords<text:s/>are<text:s/>generally<text:s/>not<text:s/>stored<text:s/>in<text:s/>plain<text:s/>text<text:s/>(the<text:s/>actual<text:s/>password)<text:s/>but<text:s/>rather<text:s/>stored<text:s/>as<text:s/>a<text:s/></text:span><text:span text:style-name="T12_7">hash</text:span><text:span text:style-name="T12_8"><text:s/>-<text:s/>you<text:s/>can<text:s/>think<text:s/>of<text:s/>it<text:s/>as<text:s/>a<text:s/>one<text:s/>way<text:s/>form<text:s/>of<text:s/>"encryption"<text:s/>although<text:s/>that's<text:s/>not<text:s/>exactly<text:s/>what<text:s/>it<text:s/>is<text:s/>technically.<text:s/>Brute<text:s/>force<text:s/>"reversing"<text:s/>becomes<text:s/>much<text:s/>more<text:s/>difficult<text:s/>with<text:s/>a<text:s/>longer<text:s/>passphrase.</text:span></text:p>
        </text:list-item>
        <text:list-item>
          <text:p text:style-name="P13"><text:span text:style-name="T13_1">Do<text:s/>NOT<text:s/>reuse<text:s/>passphrases.<text:s/>Create<text:s/>a<text:s/>unique<text:s/>one<text:s/>for<text:s/>each<text:s/>important<text:s/>account.<text:s/>That<text:s/>way<text:s/>if<text:s/>one<text:s/>is<text:s/>compromised,<text:s/>the<text:s/>rest<text:s/>of<text:s/>your<text:s/>accounts<text:s/>can<text:s/>remain<text:s/>safe.</text:span><text:span text:style-name="T13_2"><text:line-break/></text:span><text:span text:style-name="T13_3"><text:line-break/></text:span><text:span text:style-name="T13_4">Often<text:s/>an<text:s/>attacker<text:s/>will<text:s/>breach<text:s/>your<text:s/>passphrase<text:s/>from<text:s/>a<text:s/>more<text:s/>insecure<text:s/>site<text:s/>and<text:s/>use<text:s/>it<text:s/>to<text:s/>get<text:s/>into<text:s/>more<text:s/>important<text:s/>things<text:s/>like<text:s/>banks,<text:s/>emails,<text:s/>etc.<text:s/>because<text:s/>of<text:s/>password<text:s/>reuse.</text:span></text:p>
        </text:list-item>
        <text:list-item>
          <text:p text:style-name="P14"><text:span text:style-name="T14_1">Store<text:s/>your<text:s/>passphrases<text:s/>in<text:s/>a<text:s/>secure,<text:s/>encrypted<text:s/>password<text:s/>manager.<text:s/>Use<text:s/>an<text:s/>open<text:s/>source<text:s/>tool<text:s/>such<text:s/>as<text:s/>KeePass<text:s/>to<text:s/>store<text:s/>passphrases<text:s/>and<text:s/>even<text:s/>generate<text:s/>secure<text:s/>random<text:s/>ones.<text:s/>These<text:s/>tools<text:s/>take<text:s/>one<text:s/>secure<text:s/>"master"<text:s/>passphrase,<text:s/>so<text:s/>you<text:s/>don't<text:s/>have<text:s/>to<text:s/>remember<text:s/>each<text:s/>individual<text:s/>account.</text:span><text:span text:style-name="T14_2"><text:line-break/></text:span><text:span text:style-name="T14_3"><text:line-break/></text:span><text:span text:style-name="T14_4">If<text:s/>you<text:s/>want<text:s/>a<text:s/>simpler<text:s/>solution,<text:s/>LibreOffice<text:s/>(Open<text:s/>Source<text:s/>alternative<text:s/>to<text:s/>MS<text:s/>Office)<text:s/>supports<text:s/>secure<text:s/>encryption<text:s/>for<text:s/>documents<text:s/>using<text:s/>AES-256<text:s/>encryption.<text:s/>You<text:s/>can<text:s/>create<text:s/>a<text:s/>spreadsheet<text:s/>of<text:s/>credentials<text:s/>and<text:s/>encrypt<text:s/>them<text:s/>with<text:s/>a<text:s/>simple<text:s/>wizard.</text:span><text:span text:style-name="T14_5"><text:line-break/></text:span><text:span text:style-name="T14_6"><text:line-break/></text:span><text:span text:style-name="T14_7">Do<text:s/>NOT<text:s/>use<text:s/>MS<text:s/>office<text:s/>for<text:s/>the<text:s/>same<text:s/>purpose;<text:s/>older<text:s/>versions<text:s/>do<text:s/>not<text:s/>use<text:s/>encryption<text:s/>for<text:s/>password<text:s/>protection<text:s/>and<text:s/>are<text:s/>easy<text:s/>to<text:s/>break.<text:s/>I<text:s/>have<text:s/>not<text:s/>yet<text:s/>confirmed<text:s/>that<text:s/>the<text:s/>latest<text:s/>version<text:s/>use<text:s/>encryption,<text:s/>but<text:s/>I<text:s/>know<text:s/>LibreOffice<text:s/>does</text:span></text:p>
        </text:list-item>
      </text:list>
      <text:h text:style-name="P15" text:outline-level="3"><text:span text:style-name="T15_1">2<text:s/>Factor<text:s/>Authentication</text:span></text:h>
      <text:p text:style-name="P16"><text:span text:style-name="T16_1">2FA<text:s/>is<text:s/>another<text:s/>critical<text:s/>part<text:s/>of<text:s/>securing<text:s/>accounts<text:s/>with<text:s/>a<text:s/>second<text:s/>layer<text:s/>of<text:s/>verification<text:s/>that<text:s/>you<text:s/>are<text:s/>who<text:s/>you<text:s/>say<text:s/>you<text:s/>are.<text:s/>2FA<text:s/>codes<text:s/>are<text:s/>"something<text:s/>you<text:s/>have"<text:s/>and<text:s/>your<text:s/>password<text:s/>is<text:s/>"something<text:s/>you<text:s/>know"</text:span></text:p>
      <text:list text:style-name="LS2" xml:id="list3">
        <text:list-item>
          <text:p text:style-name="P17"><text:span text:style-name="T17_1">Turn<text:s/>on<text:s/></text:span><text:span text:style-name="T17_2">Authenticator-based</text:span><text:span text:style-name="T17_3"><text:s/>2FA<text:s/>on<text:s/>any<text:s/>accounts<text:s/>you<text:s/>can.<text:s/>These<text:s/>use<text:s/>an<text:s/>app<text:s/>like<text:s/>Microsoft<text:s/>Authenticator,<text:s/>Duo,<text:s/>etc.<text:s/>This<text:s/>is<text:s/>more<text:s/>secure<text:s/>than<text:s/>text-messaged<text:s/>based<text:s/>2FA<text:s/>which<text:s/>can<text:s/>be<text:s/>compromised<text:s/>with<text:s/>SIM<text:s/>swap<text:s/>attacks.<text:s/></text:span></text:p>
        </text:list-item>
        <text:list-item>
          <text:p text:style-name="P18"><text:span text:style-name="T18_1">Never,<text:s/>ever<text:s/>give<text:s/>2FA<text:s/>codes<text:s/>to<text:s/>someone<text:s/>claiming<text:s/>to<text:s/>be<text:s/>from<text:s/>a<text:s/>company's<text:s/>support<text:s/>team,<text:s/>etc.<text:s/>There's<text:s/>no<text:s/>legitimate<text:s/>reason<text:s/>to<text:s/>ever<text:s/>give<text:s/>up<text:s/>this<text:s/>information</text:span></text:p>
        </text:list-item>
      </text:list>
      <text:h text:style-name="P19" text:outline-level="3"><text:span text:style-name="T19_1">Encryption<text:s/>(Documents<text:s/>and<text:s/>Messages)</text:span></text:h>
      <text:p text:style-name="P20"><text:span text:style-name="T20_1">Secure<text:s/>encryption<text:s/>is<text:s/>critical<text:s/>for<text:s/>protecting<text:s/>your<text:s/>information<text:s/>from<text:s/>unauthorized<text:s/>parties,<text:s/>including<text:s/>the<text:s/>state.<text:s/>Proper<text:s/>encryption<text:s/>cannot<text:s/>be<text:s/>reversed<text:s/>without<text:s/>the<text:s/>passphrase/key,<text:s/>and<text:s/>in<text:s/>most<text:s/>US<text:s/>jurisdictions<text:s/>you<text:s/>cannot<text:s/>be<text:s/>forced<text:s/>to<text:s/>give<text:s/>up<text:s/>encryption<text:s/>keys<text:s/>as<text:s/>far<text:s/>as<text:s/>I<text:s/>am<text:s/>aware<text:s/>(NOT<text:s/>a<text:s/>lawyer).<text:s/>At<text:s/>any<text:s/>rate,<text:s/>encryption<text:s/>also<text:s/>protects<text:s/>you<text:s/>from<text:s/>device<text:s/>thieves<text:s/>and<text:s/>hackers<text:s/>trying<text:s/>to<text:s/>steal<text:s/>your<text:s/>information.</text:span></text:p>
      <text:list text:style-name="LS3" xml:id="list5">
        <text:list-item>
          <text:p text:style-name="P21"><text:span text:style-name="T21_1">Turn<text:s/>on<text:s/></text:span><text:span text:style-name="T21_2">full<text:s/>disk<text:s/>encryption</text:span><text:span text:style-name="T21_3"><text:s/>for<text:s/>your<text:s/>devices!<text:s/>For<text:s/>a<text:s/>mobile<text:s/>phone<text:s/>like<text:s/>an<text:s/>Android,<text:s/>you<text:s/>can<text:s/>require<text:s/>an<text:s/>encryption<text:s/>PIN<text:s/>on<text:s/>startup.<text:s/>For<text:s/>PC's,<text:s/>use<text:s/>VeraCrypt<text:s/>for<text:s/>Windows<text:s/>or<text:s/>the<text:s/>built-in<text:s/>full<text:s/>disk<text:s/>encryption<text:s/>on<text:s/>popular<text:s/>Linux<text:s/>distributions.</text:span></text:p>
        </text:list-item>
        <text:list-item>
          <text:p text:style-name="P22"><text:span text:style-name="T22_1">Don't<text:s/>communicate<text:s/>any<text:s/>critical<text:s/>information<text:s/>over<text:s/>email<text:s/>or<text:s/>SMS<text:s/>text<text:s/>messages.<text:s/>Use<text:s/>a<text:s/>secure,<text:s/>open<text:s/>source<text:s/>encrypted<text:s/>messaging<text:s/>app<text:s/>such<text:s/>as<text:s/>Signal</text:span></text:p>
        </text:list-item>
        <text:list-item>
          <text:p text:style-name="P23"><text:span text:style-name="T23_1">As<text:s/>stated<text:s/>in<text:s/>the<text:s/>password<text:s/>section<text:s/>above,<text:s/>use<text:s/>a<text:s/>securely<text:s/>encrypted<text:s/>password<text:s/>manager<text:s/>to<text:s/>store<text:s/>your<text:s/>credentials<text:s/>-<text:s/>no<text:s/>unencrypted<text:s/>files<text:s/>and<text:s/>no<text:s/>post-it<text:s/>notes,<text:s/>please!</text:span></text:p>
        </text:list-item>
      </text:list>
      <text:h text:style-name="P24" text:outline-level="2"><text:span text:style-name="T24_1">Security<text:s/>Starts<text:s/>with<text:s/>the<text:s/>Basics</text:span></text:h>
      <text:p text:style-name="P25"><text:span text:style-name="T25_1">Security<text:s/>is<text:s/>a<text:s/>deep<text:s/>and<text:s/>ever-changing<text:s/>topic.<text:s/>These<text:s/>are<text:s/>simply<text:s/>some<text:s/>basic<text:s/>tips<text:s/>that<text:s/>can<text:s/>help<text:s/>anyone<text:s/>start<text:s/>securing<text:s/>their<text:s/>digital<text:s/>life<text:s/>against<text:s/>attacks<text:s/>from<text:s/>a<text:s/>wide<text:s/>variety<text:s/>of<text:s/>threats<text:s/>-<text:s/>thieves,<text:s/>trolls,<text:s/>and<text:s/>even<text:s/>the<text:s/>state.</text:span></text:p>
      <text:p text:style-name="P26"><text:span text:style-name="T26_1">Be<text:s/>safe<text:s/>and<text:s/>make<text:s/>your<text:s/>voices<text:s/>heard,<text:s/>everyon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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Digital Personal Security Primer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